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936cm" fo:min-width="8.79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1c1c1c" draw:marker-start-width="0.359cm" draw:marker-end-width="0.359cm" draw:fill="none" draw:fill-color="#ff860d" draw:textarea-horizontal-align="justify" draw:textarea-vertical-align="middle" draw:auto-grow-height="false" fo:min-height="1.593cm" fo:min-width="2.86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c1c1c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1c1c1c" draw:marker-start-width="0.359cm" draw:marker-end-width="0.359cm" draw:fill="solid" draw:fill-color="#f47920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1c1c1c" draw:marker-start-width="0.359cm" draw:marker-end-width="0.359cm" draw:fill="none" draw:fill-color="#ff860d" draw:textarea-horizontal-align="justify" draw:textarea-vertical-align="middle" draw:auto-grow-height="false" fo:min-height="0.905cm" fo:min-width="2.179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1c1c1c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1c1c1c" draw:marker-start-width="0.359cm" draw:marker-end-width="0.359cm" draw:fill="none" draw:fill-color="#ff860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860d" fo:min-height="0.766cm"/>
      <style:paragraph-properties style:writing-mode="lr-tb"/>
    </style:style>
    <style:style style:name="gr12" style:family="graphic" style:parent-style-name="standard">
      <style:graphic-properties svg:stroke-width="0.106cm" svg:stroke-color="#1c1c1c" draw:marker-start-width="0.359cm" draw:marker-end-width="0.359cm" draw:fill="none" draw:textarea-horizontal-align="justify" draw:textarea-vertical-align="middle" draw:auto-grow-height="false" fo:min-height="2.946cm" fo:min-width="4.093cm" fo:padding-top="0.178cm" fo:padding-bottom="0.178cm" fo:padding-left="0.303cm" fo:padding-right="0.303cm"/>
      <style:paragraph-properties style:writing-mode="lr-tb"/>
    </style:style>
    <style:style style:name="gr13" style:family="graphic" style:parent-style-name="objectwithoutfill">
      <style:graphic-properties svg:stroke-width="0.106cm" svg:stroke-color="#f479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111111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528cm" fo:min-width="1.27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528cm" fo:min-width="1.27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111111" draw:marker-start-width="0.279cm" draw:marker-end-width="0.279cm" draw:fill-color="#ffffff" draw:textarea-horizontal-align="justify" draw:textarea-vertical-align="middle" draw:auto-grow-height="false" fo:min-height="1.476cm" fo:min-width="0.8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none" svg:stroke-width="0.053cm" svg:stroke-color="#111111" draw:marker-start-width="0.279cm" draw:marker-end-width="0.279cm" draw:fill-color="#ffffff" draw:textarea-horizontal-align="justify" draw:textarea-vertical-align="middle" draw:auto-grow-height="false" fo:min-height="1.073cm" fo:min-width="1.226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053cm" svg:stroke-color="#11111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81cm" svg:stroke-color="#ff8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00080" draw:marker-start-width="0.321cm" draw:marker-end-width="0.321cm" draw:fill="none" draw:fill-color="#2a6099" draw:textarea-horizontal-align="justify" draw:textarea-vertical-align="middle" draw:auto-grow-height="false" fo:min-height="0.919cm" fo:min-width="1.925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800080" draw:marker-start-width="0.321cm" draw:marker-end-width="0.321cm" draw:fill="none" draw:fill-color="#2a6099" draw:textarea-horizontal-align="justify" draw:textarea-vertical-align="middle" draw:auto-grow-height="false" fo:min-height="0.839cm" fo:min-width="1.845cm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476cm" fo:min-width="1.226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476cm" fo:min-width="1.226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80008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626cm"/>
      <style:paragraph-properties style:writing-mode="lr-tb"/>
    </style:style>
    <style:style style:name="gr29" style:family="graphic" style:parent-style-name="standard">
      <style:graphic-properties svg:stroke-width="0.081cm" svg:stroke-color="#800080" draw:marker-start-width="0.321cm" draw:marker-end-width="0.321cm" draw:fill="none" draw:fill-color="#2a6099" draw:textarea-horizontal-align="justify" draw:textarea-vertical-align="middle" draw:auto-grow-height="false" fo:min-height="0.839cm" fo:min-width="0.629cm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Fine_20_Dashed" svg:stroke-width="0.081cm" svg:stroke-color="#00a933" draw:marker-start-width="0.321cm" draw:marker-end-width="0.321cm" draw:fill="none" draw:fill-color="#2a6099" draw:textarea-horizontal-align="justify" draw:textarea-vertical-align="middle" draw:auto-grow-height="false" fo:min-height="0.839cm" fo:min-width="1.845cm" fo:padding-top="0.165cm" fo:padding-bottom="0.165cm" fo:padding-left="0.29cm" fo:padding-right="0.29cm"/>
    </style:style>
    <style:style style:name="gr31" style:family="graphic" style:parent-style-name="objectwithoutfill">
      <style:graphic-properties draw:stroke="dash" draw:stroke-dash="Fine_20_Dashed"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ff860d" draw:marker-start-width="0.321cm" draw:marker-end-width="0.321cm" draw:fill="none" draw:fill-color="#2a6099" draw:textarea-horizontal-align="justify" draw:textarea-vertical-align="middle" draw:auto-grow-height="false" fo:min-height="0.659cm" fo:min-width="1.576cm" fo:padding-top="0.165cm" fo:padding-bottom="0.165cm" fo:padding-left="0.29cm" fo:padding-right="0.29cm"/>
    </style:style>
    <style:style style:name="gr33" style:family="graphic" style:parent-style-name="objectwithoutfill">
      <style:graphic-properties draw:stroke="solid" draw:stroke-dash="Fine_20_Dashed"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127622" draw:marker-start-width="0.321cm" draw:marker-end-width="0.321cm" draw:fill="none" draw:fill-color="#2a6099" draw:textarea-horizontal-align="justify" draw:textarea-vertical-align="middle" draw:auto-grow-height="false" fo:min-height="2.115cm" fo:min-width="1.902cm" fo:padding-top="0.165cm" fo:padding-bottom="0.165cm" fo:padding-left="0.29cm" fo:padding-right="0.29cm"/>
    </style:style>
    <style:style style:name="gr35" style:family="graphic" style:parent-style-name="objectwithoutfill">
      <style:graphic-properties draw:stroke="solid" draw:stroke-dash="Fine_20_Dashed"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e8a202" draw:marker-start-width="0.321cm" draw:marker-end-width="0.321cm" draw:fill="none" draw:fill-color="#2a6099" draw:textarea-horizontal-align="justify" draw:textarea-vertical-align="middle" draw:auto-grow-height="false" fo:min-height="0.839cm" fo:min-width="0.629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bf819e" draw:marker-start-width="0.321cm" draw:marker-end-width="0.321cm" draw:fill="none" draw:fill-color="#2a6099" draw:textarea-horizontal-align="justify" draw:textarea-vertical-align="middle" draw:auto-grow-height="false" fo:min-height="0.839cm" fo:min-width="4.418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bf819e" draw:marker-start-width="0.321cm" draw:marker-end-width="0.321cm" draw:fill="none" draw:fill-color="#2a6099" draw:textarea-horizontal-align="justify" draw:textarea-vertical-align="middle" draw:auto-grow-height="false" fo:min-height="4.629cm" fo:min-width="0.629cm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8d1d75" draw:marker-start-width="0.321cm" draw:marker-end-width="0.321cm" draw:fill="none" draw:fill-color="#2a6099" draw:textarea-horizontal-align="justify" draw:textarea-vertical-align="middle" draw:auto-grow-height="false" fo:min-height="0.839cm" fo:min-width="0.629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ff0000" draw:marker-start-width="0.321cm" draw:marker-end-width="0.321cm" draw:fill="none" draw:fill-color="#2a6099" draw:textarea-horizontal-align="justify" draw:textarea-vertical-align="middle" draw:auto-grow-height="false" fo:min-height="0.839cm" fo:min-width="4.418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ff0000" draw:marker-start-width="0.321cm" draw:marker-end-width="0.321cm" draw:fill="none" draw:fill-color="#2a6099" draw:textarea-horizontal-align="justify" draw:textarea-vertical-align="middle" draw:auto-grow-height="false" fo:min-height="4.629cm" fo:min-width="0.629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77bc65" draw:marker-start-width="0.321cm" draw:marker-end-width="0.321cm" draw:fill="none" draw:fill-color="#2a6099" draw:textarea-horizontal-align="justify" draw:textarea-vertical-align="middle" draw:auto-grow-height="false" fo:min-height="0.839cm" fo:min-width="0.629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671cm" fo:min-width="1.913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86cm" fo:min-width="2.554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4.072cm" fo:padding-top="0.165cm" fo:padding-bottom="0.165cm" fo:padding-left="0.29cm" fo:padding-right="0.29cm"/>
      <style:paragraph-properties style:writing-mode="lr-tb"/>
    </style:style>
    <style:style style:name="gr47" style:family="graphic" style:parent-style-name="objectwithoutfill">
      <style:graphic-properties svg:stroke-width="0.106cm" svg:stroke-color="#00a933" draw:marker-start-width="0.359cm" draw:marker-end="Rounded_20_short_20_Arrow" draw:marker-end-width="0.459cm" draw:fill="solid" draw:fill-color="#ffffff" draw:textarea-vertical-align="middle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06cm" svg:stroke-color="#1c1c1c" draw:marker-start-width="0.359cm" draw:marker-end="Rounded_20_short_20_Arrow" draw:marker-end-width="0.459cm" draw:fill="solid" draw:fill-color="#ffffff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687cm" fo:min-width="1.913cm" fo:padding-top="0.165cm" fo:padding-bottom="0.165cm" fo:padding-left="0.29cm" fo:padding-right="0.29cm"/>
      <style:paragraph-properties style:writing-mode="lr-tb"/>
    </style:style>
    <style:style style:name="gr50" style:family="graphic" style:parent-style-name="objectwithoutfill">
      <style:graphic-properties svg:stroke-width="0.106cm" svg:stroke-color="#f10d0c" draw:marker-start-width="0.359cm" draw:marker-end="Rounded_20_short_20_Arrow" draw:marker-end-width="0.459cm" draw:fill="solid" draw:fill-color="#ffffff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style:font-name="Roboto Slab" fo:font-weight="bold"/>
    </style:style>
    <style:style style:name="P2" style:family="paragraph">
      <loext:graphic-properties draw:fill="none" draw:fill-color="#f47920"/>
      <style:paragraph-properties fo:text-align="center" style:writing-mode="lr-tb"/>
      <style:text-properties style:font-name="Roboto Slab" fo:font-weight="bold"/>
    </style:style>
    <style:style style:name="P3" style:family="paragraph">
      <loext:graphic-properties draw:fill="solid" draw:fill-color="#f47920"/>
      <style:paragraph-properties fo:text-align="center" style:writing-mode="lr-tb"/>
      <style:text-properties style:font-name="Roboto Slab" fo:font-weight="bold"/>
    </style:style>
    <style:style style:name="P4" style:family="paragraph">
      <loext:graphic-properties draw:fill="none" draw:fill-color="#ff860d"/>
      <style:paragraph-properties fo:text-align="center" style:writing-mode="lr-tb"/>
      <style:text-properties style:font-name="Roboto Slab" fo:font-weight="bold"/>
    </style:style>
    <style:style style:name="P5" style:family="paragraph">
      <loext:graphic-properties draw:fill="none" draw:fill-color="#f47920"/>
      <style:paragraph-properties fo:text-align="center"/>
      <style:text-properties style:font-name="Roboto Slab" fo:font-weight="bold"/>
    </style:style>
    <style:style style:name="P6" style:family="paragraph">
      <loext:graphic-properties draw:fill="none" draw:fill-color="#ff860d"/>
      <style:paragraph-properties fo:text-align="center"/>
      <style:text-properties style:font-name="Roboto Slab" fo:font-weight="bold"/>
    </style:style>
    <style:style style:name="P7" style:family="paragraph">
      <loext:graphic-properties draw:fill="none" draw:fill-color="#ff860d"/>
      <style:paragraph-properties style:writing-mode="lr-tb"/>
      <style:text-properties style:font-name="Roboto Slab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 style:writing-mode="lr-tb"/>
      <style:text-properties style:font-name="Roboto Slab"/>
    </style:style>
    <style:style style:name="P9" style:family="paragraph">
      <loext:graphic-properties draw:fill="none"/>
      <style:paragraph-properties fo:text-align="center" style:writing-mode="lr-tb"/>
      <style:text-properties style:font-name="Roboto Slab"/>
    </style:style>
    <style:style style:name="P10" style:family="paragraph">
      <loext:graphic-properties draw:fill="none"/>
      <style:paragraph-properties fo:text-align="center"/>
      <style:text-properties style:font-name="Roboto Sla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style:font-name="Roboto Slab"/>
    </style:style>
    <style:style style:name="P13" style:family="paragraph">
      <loext:graphic-properties draw:fill-color="#ffffff"/>
      <style:paragraph-properties fo:text-align="center"/>
      <style:text-properties style:font-name="Roboto Slab"/>
    </style:style>
    <style:style style:name="P14" style:family="paragraph">
      <loext:graphic-properties draw:fill="solid"/>
      <style:paragraph-properties fo:text-align="center"/>
      <style:text-properties style:font-name="Roboto Slab"/>
    </style:style>
    <style:style style:name="P15" style:family="paragraph">
      <style:text-properties style:font-name="Roboto Slab"/>
    </style:style>
    <style:style style:name="P16" style:family="paragraph">
      <loext:graphic-properties draw:fill="none" draw:fill-color="#ffffff"/>
      <style:text-properties style:font-name="Roboto Slab"/>
    </style:style>
    <style:style style:name="P17" style:family="paragraph">
      <loext:graphic-properties draw:fill="none" draw:fill-color="#2a6099"/>
      <style:paragraph-properties fo:text-align="center"/>
      <style:text-properties style:font-name="Roboto Slab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Roboto Slab" fo:font-weight="bold"/>
    </style:style>
    <style:style style:name="T2" style:family="text">
      <style:text-properties style:font-name="Roboto Slab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Roboto Sla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6" draw:id="id16" draw:layer="layout" svg:width="9.652cm" svg:height="2.54cm" svg:x="5.299cm" svg:y="0.356cm">
          <text:p text:style-name="P1"><text:span text:style-name="T1">Four </text:span><text:span text:style-name="T1">Structures </text:span><text:span text:style-name="T1">for</text:span></text:p>
          <text:p text:style-name="P1"><text:span text:style-name="T1">Modeling </text:span><text:span text:style-name="T1">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83cm" svg:height="2.159cm" svg:x="0.746cm" svg:y="5.436cm">
          <text:p text:style-name="P1"><text:span text:style-name="T1">Grap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683cm" svg:height="2.159cm" svg:x="5.746cm" svg:y="5.436cm">
          <text:p text:style-name="P1"><text:span text:style-name="T1">Input</text:span></text:p>
          <text:p text:style-name="P1"><text:span text:style-name="T1">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683cm" svg:height="2.159cm" svg:x="10.746cm" svg:y="5.436cm">
          <text:p text:style-name="P1"><text:span text:style-name="T1">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.683cm" svg:height="2.159cm" svg:x="15.746cm" svg:y="5.436cm">
          <text:p text:style-name="P1"><text:span text:style-name="T1">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2.921cm" svg:height="1.397cm" svg:x="-2.492cm" svg:y="9.902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2.921cm" svg:height="1.397cm" svg:x="1.508cm" svg:y="9.902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2.921cm" svg:height="1.397cm" svg:x="-0.492cm" svg:y="12.202cm">
          <text:p text:style-name="P1"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2.921cm" svg:height="1.616cm" svg:x="3.508cm" svg:y="12.202cm">
          <text:p text:style-name="P1"><text:span text:style-name="T1">Use</text:span></text:p>
          <text:p text:style-name="P1"><text:span text:style-name="T1">C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2.921cm" svg:height="1.397cm" svg:x="7.096cm" svg:y="10.007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2.921cm" svg:height="1.397cm" svg:x="11.108cm" svg:y="9.802cm">
          <text:p text:style-name="P1"><text:span text:style-name="T1">F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9" draw:id="id9" draw:layer="layout" svg:width="2.921cm" svg:height="1.397cm" svg:x="9.108cm" svg:y="12.202cm">
          <text:p text:style-name="P1"><text:span text:style-name="T1">Spe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2.921cm" svg:height="1.397cm" svg:x="13.108cm" svg:y="12.202cm">
          <text:p text:style-name="P1"><text:span text:style-name="T1">D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2" draw:id="id12" draw:layer="layout" svg:width="2.921cm" svg:height="1.397cm" svg:x="15.508cm" svg:y="9.802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3" draw:id="id13" draw:layer="layout" svg:width="2.921cm" svg:height="1.397cm" svg:x="19.508cm" svg:y="9.802cm">
          <text:p text:style-name="P1"><text:span text:style-name="T1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4" draw:id="id14" draw:layer="layout" svg:width="2.921cm" svg:height="1.397cm" svg:x="17.508cm" svg:y="12.202cm">
          <text:p text:style-name="P1"><text:span text:style-name="T1">Int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15" draw:id="id15" draw:layer="layout" svg:width="2.921cm" svg:height="1.397cm" svg:x="21.508cm" svg:y="12.202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line-skew="-0.01cm" svg:x1="2.587cm" svg:y1="7.595cm" svg:x2="-1.032cm" svg:y2="9.902cm" draw:start-shape="id1" draw:start-glue-point="2" draw:end-shape="id2" draw:end-glue-point="0" svg:d="M2587 7595v1143h-3619v1164" svg:viewBox="0 0 3620 2308">
          <text:p/>
        </draw:connector>
        <draw:connector draw:style-name="gr9" draw:text-style-name="P5" draw:layer="layout" draw:line-skew="-0.01cm" svg:x1="2.587cm" svg:y1="7.595cm" svg:x2="2.968cm" svg:y2="9.902cm" draw:start-shape="id1" draw:start-glue-point="2" draw:end-shape="id3" draw:end-glue-point="0" svg:d="M2587 7595v1143h381v1164" svg:viewBox="0 0 382 2308">
          <text:p/>
        </draw:connector>
        <draw:connector draw:style-name="gr9" draw:text-style-name="P5" draw:layer="layout" draw:line-skew="-1.16cm" svg:x1="2.587cm" svg:y1="7.595cm" svg:x2="0.968cm" svg:y2="12.202cm" draw:start-shape="id1" draw:start-glue-point="2" draw:end-shape="id4" draw:end-glue-point="0" svg:d="M2587 7595v1143h-1619v3464" svg:viewBox="0 0 1620 4608">
          <text:p/>
        </draw:connector>
        <draw:connector draw:style-name="gr9" draw:text-style-name="P5" draw:layer="layout" draw:line-skew="-1.16cm" svg:x1="2.587cm" svg:y1="7.595cm" svg:x2="4.968cm" svg:y2="12.202cm" draw:start-shape="id1" draw:end-shape="id5" draw:end-glue-point="0" svg:d="M2587 7595v1144h2381v3463" svg:viewBox="0 0 2382 4608">
          <text:p/>
        </draw:connector>
        <draw:connector draw:style-name="gr9" draw:text-style-name="P5" draw:layer="layout" draw:line-skew="-0.064cm" svg:x1="12.587cm" svg:y1="7.595cm" svg:x2="8.556cm" svg:y2="10.007cm" draw:start-shape="id6" draw:start-glue-point="2" draw:end-shape="id7" draw:end-glue-point="0" svg:d="M12587 7595v1142h-4031v1270" svg:viewBox="0 0 4032 2413">
          <text:p/>
        </draw:connector>
        <draw:connector draw:style-name="gr9" draw:text-style-name="P5" draw:layer="layout" svg:x1="12.587cm" svg:y1="7.595cm" svg:x2="12.568cm" svg:y2="9.802cm" draw:start-shape="id6" draw:end-shape="id8" draw:end-glue-point="0" svg:d="M12587 7595v1103h-19v1104" svg:viewBox="0 0 20 2208">
          <text:p/>
        </draw:connector>
        <draw:connector draw:style-name="gr9" draw:text-style-name="P5" draw:layer="layout" draw:line-skew="-1.16cm" svg:x1="12.587cm" svg:y1="7.595cm" svg:x2="10.568cm" svg:y2="12.202cm" draw:start-shape="id6" draw:start-glue-point="2" draw:end-shape="id9" draw:end-glue-point="0" svg:d="M12587 7595v1143h-2019v3464" svg:viewBox="0 0 2020 4608">
          <text:p/>
        </draw:connector>
        <draw:connector draw:style-name="gr9" draw:text-style-name="P5" draw:layer="layout" draw:line-skew="-1.16cm" svg:x1="12.587cm" svg:y1="7.595cm" svg:x2="14.568cm" svg:y2="12.202cm" draw:start-shape="id6" draw:end-shape="id10" draw:end-glue-point="0" svg:d="M12587 7595v1143h1981v3464" svg:viewBox="0 0 1982 4608">
          <text:p/>
        </draw:connector>
        <draw:connector draw:style-name="gr10" draw:text-style-name="P6" draw:layer="layout" draw:line-skew="0.04cm" svg:x1="17.587cm" svg:y1="7.595cm" svg:x2="16.968cm" svg:y2="9.802cm" draw:start-shape="id11" draw:start-glue-point="2" draw:end-shape="id12" draw:end-glue-point="0" svg:d="M17587 7595v1143h-619v1064" svg:viewBox="0 0 620 2208">
          <text:p/>
        </draw:connector>
        <draw:connector draw:style-name="gr10" draw:text-style-name="P6" draw:layer="layout" draw:line-skew="0.04cm" svg:x1="17.587cm" svg:y1="7.595cm" svg:x2="20.968cm" svg:y2="9.802cm" draw:start-shape="id11" draw:start-glue-point="2" draw:end-shape="id13" draw:end-glue-point="0" svg:d="M17587 7595v1143h3381v1064" svg:viewBox="0 0 3382 2208">
          <text:p/>
        </draw:connector>
        <draw:connector draw:style-name="gr10" draw:text-style-name="P6" draw:layer="layout" draw:line-skew="-1.16cm" svg:x1="17.587cm" svg:y1="7.595cm" svg:x2="18.968cm" svg:y2="12.202cm" draw:start-shape="id11" draw:end-shape="id14" draw:end-glue-point="0" svg:d="M17587 7595v1143h1381v3464" svg:viewBox="0 0 1382 4608">
          <text:p/>
        </draw:connector>
        <draw:connector draw:style-name="gr10" draw:text-style-name="P6" draw:layer="layout" draw:line-skew="-1.16cm" svg:x1="17.587cm" svg:y1="7.595cm" svg:x2="22.968cm" svg:y2="12.202cm" draw:start-shape="id11" draw:end-shape="id15" draw:end-glue-point="0" svg:d="M17587 7595v1143h5381v3464" svg:viewBox="0 0 5382 4608">
          <text:p/>
        </draw:connector>
        <draw:connector draw:style-name="gr9" draw:text-style-name="P5" draw:layer="layout" svg:x1="10.125cm" svg:y1="2.896cm" svg:x2="2.587cm" svg:y2="5.436cm" draw:start-shape="id16" draw:start-glue-point="2" draw:end-shape="id1" draw:end-glue-point="0" svg:d="M10125 2896v1270h-7538v1270" svg:viewBox="0 0 7539 2541">
          <text:p/>
        </draw:connector>
        <draw:connector draw:style-name="gr9" draw:text-style-name="P5" draw:layer="layout" svg:x1="10.125cm" svg:y1="2.896cm" svg:x2="7.587cm" svg:y2="5.436cm" draw:start-shape="id16" draw:end-shape="id17" draw:end-glue-point="0" svg:d="M10125 2896v1270h-2538v1270" svg:viewBox="0 0 2539 2541">
          <text:p/>
        </draw:connector>
        <draw:connector draw:style-name="gr9" draw:text-style-name="P5" draw:layer="layout" svg:x1="10.125cm" svg:y1="2.896cm" svg:x2="12.587cm" svg:y2="5.436cm" draw:start-shape="id16" draw:start-glue-point="2" draw:end-shape="id6" svg:d="M10125 2896v1270h2462v1270" svg:viewBox="0 0 2463 2541">
          <text:p/>
        </draw:connector>
        <draw:connector draw:style-name="gr9" draw:text-style-name="P5" draw:layer="layout" svg:x1="10.125cm" svg:y1="2.896cm" svg:x2="17.587cm" svg:y2="5.436cm" draw:start-shape="id16" draw:end-shape="id11" svg:d="M10125 2896v1270h7462v1270" svg:viewBox="0 0 7463 2541">
          <text:p/>
        </draw:connector>
        <draw:frame draw:style-name="gr11" draw:text-style-name="P7" draw:layer="layout" svg:width="3.556cm" svg:height="1.016cm" svg:x="9.232cm" svg:y="7.702cm">
          <draw:text-box>
            <text:p><text:span text:style-name="T2">App</text:span><text:span text:style-name="T2">lied </text:span><text:span text:style-name="T2">To</text:span></text:p>
          </draw:text-box>
        </draw:frame>
      </draw:page>
      <draw:page draw:name="page2" draw:style-name="dp1" draw:master-page-name="Default">
        <draw:custom-shape draw:style-name="gr12" draw:text-style-name="P9" xml:id="id18" draw:id="id18" draw:layer="layout" svg:width="4.699cm" svg:height="3.302cm" svg:x="-8.888cm" svg:y="12.143cm">
          <text:p text:style-name="P8"><text:span text:style-name="T3">Combinatoral</text:span><text:span text:style-name="T3"><text:line-break/></text:span><text:span text:style-name="T3">Clause</text:span><text:span text:style-name="T3"><text:line-break/></text:span><text:span text:style-name="T3">Coverage</text:span></text:p>
          <text:p text:style-name="P8"><text:span text:style-name="T3">C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8.79cm" svg:y1="14.677cm" svg:x2="-4.345cm" svg:y2="14.677cm">
          <text:p/>
        </draw:line>
        <draw:custom-shape draw:style-name="gr12" draw:text-style-name="P9" xml:id="id20" draw:id="id20" draw:layer="layout" svg:width="4.699cm" svg:height="3.302cm" svg:x="-2.388cm" svg:y="8.643cm">
          <text:p text:style-name="P8"><text:span text:style-name="T3">Restricted</text:span><text:span text:style-name="T3"><text:line-break/></text:span><text:span text:style-name="T3">Active Clause</text:span><text:span text:style-name="T3"><text:line-break/></text:span><text:span text:style-name="T3">Coverage</text:span></text:p>
          <text:p text:style-name="P8"><text:span text:style-name="T3">RA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2.29cm" svg:y1="11.177cm" svg:x2="2.155cm" svg:y2="11.177cm">
          <text:p/>
        </draw:line>
        <draw:custom-shape draw:style-name="gr12" draw:text-style-name="P9" xml:id="id19" draw:id="id19" draw:layer="layout" svg:width="4.699cm" svg:height="3.302cm" svg:x="-2.388cm" svg:y="15.643cm">
          <text:p text:style-name="P8"><text:span text:style-name="T3">Restricted</text:span><text:span text:style-name="T3"><text:line-break/></text:span><text:span text:style-name="T3">Inactive Clause</text:span><text:span text:style-name="T3"><text:line-break/></text:span><text:span text:style-name="T3">Coverage</text:span></text:p>
          <text:p text:style-name="P8"><text:span text:style-name="T3">RI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2.29cm" svg:y1="18.177cm" svg:x2="2.155cm" svg:y2="18.177cm">
          <text:p/>
        </draw:line>
        <draw:custom-shape draw:style-name="gr12" draw:text-style-name="P9" xml:id="id21" draw:id="id21" draw:layer="layout" svg:width="4.699cm" svg:height="3.302cm" svg:x="3.612cm" svg:y="8.643cm">
          <text:p text:style-name="P8"><text:span text:style-name="T3">Correlated</text:span><text:span text:style-name="T3"><text:line-break/></text:span><text:span text:style-name="T3">Active Clause</text:span><text:span text:style-name="T3"><text:line-break/></text:span><text:span text:style-name="T3">Coverage</text:span></text:p>
          <text:p text:style-name="P8"><text:span text:style-name="T3">CA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3.71cm" svg:y1="11.177cm" svg:x2="8.155cm" svg:y2="11.177cm">
          <text:p/>
        </draw:line>
        <draw:custom-shape draw:style-name="gr12" draw:text-style-name="P9" xml:id="id23" draw:id="id23" draw:layer="layout" svg:width="4.699cm" svg:height="3.302cm" svg:x="9.612cm" svg:y="8.643cm">
          <text:p text:style-name="P8"><text:span text:style-name="T3">General Active</text:span><text:span text:style-name="T3"><text:line-break/></text:span><text:span text:style-name="T3">Clause</text:span><text:span text:style-name="T3"><text:line-break/></text:span><text:span text:style-name="T3">Coverage</text:span></text:p>
          <text:p text:style-name="P8"><text:span text:style-name="T3">GA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9.71cm" svg:y1="11.177cm" svg:x2="14.155cm" svg:y2="11.177cm">
          <text:p/>
        </draw:line>
        <draw:custom-shape draw:style-name="gr12" draw:text-style-name="P9" xml:id="id24" draw:id="id24" draw:layer="layout" svg:width="4.699cm" svg:height="3.302cm" svg:x="15.612cm" svg:y="8.643cm">
          <text:p text:style-name="P8"><text:span text:style-name="T3"><text:line-break/></text:span><text:span text:style-name="T3">Clause</text:span><text:span text:style-name="T3"><text:line-break/></text:span><text:span text:style-name="T3">Coverage</text:span></text:p>
          <text:p text:style-name="P8"><text:span text:style-name="T3">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5.71cm" svg:y1="11.177cm" svg:x2="20.155cm" svg:y2="11.177cm">
          <text:p/>
        </draw:line>
        <draw:custom-shape draw:style-name="gr12" draw:text-style-name="P9" xml:id="id22" draw:id="id22" draw:layer="layout" svg:width="4.699cm" svg:height="3.302cm" svg:x="15.612cm" svg:y="15.643cm">
          <text:p text:style-name="P8"><text:span text:style-name="T3"><text:line-break/></text:span><text:span text:style-name="T3">Predicate</text:span><text:span text:style-name="T3"><text:line-break/></text:span><text:span text:style-name="T3">Coverage</text:span></text:p>
          <text:p text:style-name="P8"><text:span text:style-name="T3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5.71cm" svg:y1="18.177cm" svg:x2="20.155cm" svg:y2="18.177cm">
          <text:p/>
        </draw:line>
        <draw:custom-shape draw:style-name="gr12" draw:text-style-name="P9" xml:id="id25" draw:id="id25" draw:layer="layout" svg:width="4.699cm" svg:height="3.302cm" svg:x="3.612cm" svg:y="15.643cm">
          <text:p text:style-name="P8"><text:span text:style-name="T3">General</text:span><text:span text:style-name="T3"><text:line-break/></text:span><text:span text:style-name="T3">Inactive Clause</text:span><text:span text:style-name="T3"><text:line-break/></text:span><text:span text:style-name="T3">Coverage</text:span></text:p>
          <text:p text:style-name="P8"><text:span text:style-name="T3">GI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3.71cm" svg:y1="18.177cm" svg:x2="8.155cm" svg:y2="18.177cm">
          <text:p/>
        </draw:line>
        <draw:connector draw:style-name="gr14" draw:text-style-name="P11" draw:layer="layout" svg:x1="-4.189cm" svg:y1="13.794cm" svg:x2="-2.388cm" svg:y2="17.294cm" draw:start-shape="id18" draw:start-glue-point="1" draw:end-shape="id19" draw:end-glue-point="3" svg:d="M-4189 13794h900v3500h901" svg:viewBox="0 0 1802 3501">
          <text:p/>
        </draw:connector>
        <draw:connector draw:style-name="gr14" draw:text-style-name="P11" draw:layer="layout" svg:x1="-4.189cm" svg:y1="13.794cm" svg:x2="-2.388cm" svg:y2="10.294cm" draw:start-shape="id18" draw:start-glue-point="1" draw:end-shape="id20" draw:end-glue-point="3" svg:d="M-4189 13794h900v-3500h901" svg:viewBox="0 0 1802 3501">
          <text:p/>
        </draw:connector>
        <draw:connector draw:style-name="gr14" draw:text-style-name="P11" draw:layer="layout" draw:type="line" svg:x1="5.961cm" svg:y1="11.945cm" svg:x2="15.612cm" svg:y2="17.294cm" draw:start-shape="id21" draw:start-glue-point="2" draw:end-shape="id22" draw:end-glue-point="3" svg:d="M5961 11945l9651 5349" svg:viewBox="0 0 9652 5350">
          <text:p/>
        </draw:connector>
        <draw:connector draw:style-name="gr14" draw:text-style-name="P11" draw:layer="layout" draw:type="line" svg:x1="2.311cm" svg:y1="10.294cm" svg:x2="3.612cm" svg:y2="10.294cm" draw:start-shape="id20" draw:start-glue-point="1" draw:end-shape="id21" draw:end-glue-point="3" svg:d="M2311 10294h1301" svg:viewBox="0 0 1302 1">
          <text:p/>
        </draw:connector>
        <draw:connector draw:style-name="gr14" draw:text-style-name="P11" draw:layer="layout" draw:type="line" svg:x1="8.311cm" svg:y1="10.294cm" svg:x2="9.612cm" svg:y2="10.294cm" draw:start-shape="id21" draw:start-glue-point="1" draw:end-shape="id23" draw:end-glue-point="3" svg:d="M8311 10294h1301" svg:viewBox="0 0 1302 1">
          <text:p/>
        </draw:connector>
        <draw:connector draw:style-name="gr14" draw:text-style-name="P11" draw:layer="layout" draw:type="line" svg:x1="14.311cm" svg:y1="10.294cm" svg:x2="15.612cm" svg:y2="10.294cm" draw:start-shape="id23" draw:start-glue-point="1" draw:end-shape="id24" draw:end-glue-point="3" svg:d="M14311 10294h1301" svg:viewBox="0 0 1302 1">
          <text:p/>
        </draw:connector>
        <draw:connector draw:style-name="gr14" draw:text-style-name="P11" draw:layer="layout" draw:type="line" svg:x1="8.311cm" svg:y1="17.294cm" svg:x2="15.612cm" svg:y2="17.294cm" draw:start-shape="id25" draw:start-glue-point="1" draw:end-shape="id22" draw:end-glue-point="3" svg:d="M8311 17294h7301" svg:viewBox="0 0 7302 1">
          <text:p/>
        </draw:connector>
        <draw:connector draw:style-name="gr14" draw:text-style-name="P11" draw:layer="layout" draw:type="line" svg:x1="2.311cm" svg:y1="17.294cm" svg:x2="3.612cm" svg:y2="17.294cm" draw:start-shape="id19" draw:start-glue-point="1" draw:end-shape="id25" draw:end-glue-point="3" svg:d="M2311 17294h1301" svg:viewBox="0 0 1302 1">
          <text:p/>
        </draw:connector>
        <draw:connector draw:style-name="gr14" draw:text-style-name="P11" draw:layer="layout" draw:type="line" svg:x1="8.311cm" svg:y1="17.294cm" svg:x2="17.961cm" svg:y2="11.945cm" draw:start-shape="id25" draw:start-glue-point="1" draw:end-shape="id24" draw:end-glue-point="2" svg:d="M8311 17294l9650-5349" svg:viewBox="0 0 9651 5350">
          <text:p/>
        </draw:connector>
      </draw:page>
      <draw:page draw:name="page3" draw:style-name="dp1" draw:master-page-name="Default">
        <draw:custom-shape draw:style-name="gr12" draw:text-style-name="P9" xml:id="id26" draw:id="id26" draw:layer="layout" svg:width="4.699cm" svg:height="3.302cm" svg:x="-2.492cm" svg:y="1.762cm">
          <text:p text:style-name="P8"><text:span text:style-name="T3">Literal</text:span></text:p>
          <text:p text:style-name="P8"><text:span text:style-name="T3">Insertion</text:span></text:p>
          <text:p text:style-name="P8"><text:span text:style-name="T3">Fault</text:span></text:p>
          <text:p text:style-name="P8"><text:span text:style-name="T3">L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2.394cm" svg:y1="4.296cm" svg:x2="2.051cm" svg:y2="4.296cm">
          <text:p/>
        </draw:line>
        <draw:custom-shape draw:style-name="gr12" draw:text-style-name="P9" xml:id="id28" draw:id="id28" draw:layer="layout" svg:width="4.699cm" svg:height="3.302cm" svg:x="7.508cm" svg:y="3.762cm">
          <text:p text:style-name="P8"><text:span text:style-name="T3">Literal</text:span></text:p>
          <text:p text:style-name="P8"><text:span text:style-name="T3">Reference</text:span></text:p>
          <text:p text:style-name="P8"><text:span text:style-name="T3">Fault</text:span></text:p>
          <text:p text:style-name="P8"><text:span text:style-name="T3">L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7.606cm" svg:y1="6.296cm" svg:x2="12.051cm" svg:y2="6.296cm">
          <text:p/>
        </draw:line>
        <draw:custom-shape draw:style-name="gr12" draw:text-style-name="P9" xml:id="id34" draw:id="id34" draw:layer="layout" svg:width="4.699cm" svg:height="3.302cm" svg:x="18.408cm" svg:y="5.162cm">
          <text:p text:style-name="P8"><text:span text:style-name="T3">Literal</text:span></text:p>
          <text:p text:style-name="P8"><text:span text:style-name="T3">Omission</text:span></text:p>
          <text:p text:style-name="P8"><text:span text:style-name="T3">Fault</text:span></text:p>
          <text:p text:style-name="P8"><text:span text:style-name="T3">L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8.506cm" svg:y1="7.696cm" svg:x2="22.951cm" svg:y2="7.696cm">
          <text:p/>
        </draw:line>
        <draw:custom-shape draw:style-name="gr12" draw:text-style-name="P9" xml:id="id27" draw:id="id27" draw:layer="layout" svg:width="4.699cm" svg:height="3.302cm" svg:x="-2.492cm" svg:y="6.162cm">
          <text:p text:style-name="P8"><text:span text:style-name="T3">Term</text:span></text:p>
          <text:p text:style-name="P8"><text:span text:style-name="T3">Ommission</text:span></text:p>
          <text:p text:style-name="P8"><text:span text:style-name="T3">Fault</text:span></text:p>
          <text:p text:style-name="P8"><text:span text:style-name="T3">T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2.394cm" svg:y1="8.696cm" svg:x2="2.051cm" svg:y2="8.696cm">
          <text:p/>
        </draw:line>
        <draw:custom-shape draw:style-name="gr12" draw:text-style-name="P9" xml:id="id29" draw:id="id29" draw:layer="layout" svg:width="4.699cm" svg:height="3.302cm" svg:x="7.508cm" svg:y="8.162cm">
          <text:p text:style-name="P8"><text:span text:style-name="T3">Literal</text:span></text:p>
          <text:p text:style-name="P8"><text:span text:style-name="T3">Negation</text:span></text:p>
          <text:p text:style-name="P8"><text:span text:style-name="T3">Fault</text:span></text:p>
          <text:p text:style-name="P8"><text:span text:style-name="T3">L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7.606cm" svg:y1="10.596cm" svg:x2="12.051cm" svg:y2="10.596cm">
          <text:p/>
        </draw:line>
        <draw:custom-shape draw:style-name="gr12" draw:text-style-name="P9" xml:id="id33" draw:id="id33" draw:layer="layout" svg:width="4.699cm" svg:height="3.302cm" svg:x="18.408cm" svg:y="9.562cm">
          <text:p text:style-name="P8"><text:span text:style-name="T3">Operator</text:span></text:p>
          <text:p text:style-name="P8"><text:span text:style-name="T3">Reference</text:span></text:p>
          <text:p text:style-name="P8"><text:span text:style-name="T3">Fault</text:span></text:p>
          <text:p text:style-name="P8"><text:span text:style-name="T3">ORF*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8.506cm" svg:y1="12.096cm" svg:x2="22.951cm" svg:y2="12.096cm">
          <text:p/>
        </draw:line>
        <draw:custom-shape draw:style-name="gr12" draw:text-style-name="P9" xml:id="id30" draw:id="id30" draw:layer="layout" svg:width="4.699cm" svg:height="3.302cm" svg:x="-2.492cm" svg:y="10.562cm">
          <text:p text:style-name="P8"><text:span text:style-name="T3">Term</text:span></text:p>
          <text:p text:style-name="P8"><text:span text:style-name="T3">Ommission</text:span></text:p>
          <text:p text:style-name="P8"><text:span text:style-name="T3">Fault</text:span></text:p>
          <text:p text:style-name="P8"><text:span text:style-name="T3">T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-2.394cm" svg:y1="13.096cm" svg:x2="2.051cm" svg:y2="13.096cm">
          <text:p/>
        </draw:line>
        <draw:custom-shape draw:style-name="gr12" draw:text-style-name="P9" xml:id="id32" draw:id="id32" draw:layer="layout" svg:width="4.699cm" svg:height="3.302cm" svg:x="7.508cm" svg:y="12.562cm">
          <text:p text:style-name="P8"><text:span text:style-name="T3">Literal</text:span></text:p>
          <text:p text:style-name="P8"><text:span text:style-name="T3">Negation</text:span></text:p>
          <text:p text:style-name="P8"><text:span text:style-name="T3">Fault</text:span></text:p>
          <text:p text:style-name="P8"><text:span text:style-name="T3">L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7.606cm" svg:y1="15.096cm" svg:x2="12.051cm" svg:y2="15.096cm">
          <text:p/>
        </draw:line>
        <draw:custom-shape draw:style-name="gr12" draw:text-style-name="P9" xml:id="id31" draw:id="id31" draw:layer="layout" svg:width="4.699cm" svg:height="3.302cm" svg:x="7.508cm" svg:y="16.862cm">
          <text:p text:style-name="P8"><text:span text:style-name="T3">Literal</text:span></text:p>
          <text:p text:style-name="P8"><text:span text:style-name="T3">Negation</text:span></text:p>
          <text:p text:style-name="P8"><text:span text:style-name="T3">Fault</text:span></text:p>
          <text:p text:style-name="P8"><text:span text:style-name="T3">L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7.606cm" svg:y1="19.396cm" svg:x2="12.051cm" svg:y2="19.396cm">
          <text:p/>
        </draw:line>
        <draw:connector draw:style-name="gr14" draw:text-style-name="P11" draw:layer="layout" draw:type="line" svg:x1="-0.143cm" svg:y1="5.064cm" svg:x2="-0.143cm" svg:y2="6.162cm" draw:start-shape="id26" draw:start-glue-point="2" draw:end-shape="id27" draw:end-glue-point="0" svg:d="M-143 5064v1098" svg:viewBox="0 0 1 1099">
          <text:p/>
        </draw:connector>
        <draw:connector draw:style-name="gr14" draw:text-style-name="P11" draw:layer="layout" draw:type="line" svg:x1="2.207cm" svg:y1="3.413cm" svg:x2="7.508cm" svg:y2="5.413cm" draw:start-shape="id26" draw:start-glue-point="1" draw:end-shape="id28" draw:end-glue-point="3" svg:d="M2207 3413l5301 2000" svg:viewBox="0 0 5302 2001">
          <text:p/>
        </draw:connector>
        <draw:connector draw:style-name="gr14" draw:text-style-name="P11" draw:layer="layout" draw:type="line" svg:x1="2.207cm" svg:y1="7.813cm" svg:x2="7.508cm" svg:y2="9.813cm" draw:start-shape="id27" draw:start-glue-point="1" draw:end-shape="id29" draw:end-glue-point="3" svg:d="M2207 7813l5301 2000" svg:viewBox="0 0 5302 2001">
          <text:p/>
        </draw:connector>
        <draw:connector draw:style-name="gr14" draw:text-style-name="P11" draw:layer="layout" draw:type="line" svg:x1="9.857cm" svg:y1="7.064cm" svg:x2="9.857cm" svg:y2="8.162cm" draw:start-shape="id28" draw:start-glue-point="2" draw:end-shape="id29" draw:end-glue-point="0" svg:d="M9857 7064v1098" svg:viewBox="0 0 1 1099">
          <text:p/>
        </draw:connector>
        <draw:connector draw:style-name="gr14" draw:text-style-name="P11" draw:layer="layout" draw:type="line" svg:x1="-0.143cm" svg:y1="9.464cm" svg:x2="-0.143cm" svg:y2="10.562cm" draw:start-shape="id27" draw:start-glue-point="2" draw:end-shape="id30" draw:end-glue-point="0" svg:d="M-143 9464v1098" svg:viewBox="0 0 1 1099">
          <text:p/>
        </draw:connector>
        <draw:connector draw:style-name="gr14" draw:text-style-name="P11" draw:layer="layout" draw:type="line" svg:x1="-0.143cm" svg:y1="13.864cm" svg:x2="7.508cm" svg:y2="18.513cm" draw:start-shape="id30" draw:start-glue-point="2" draw:end-shape="id31" draw:end-glue-point="3" svg:d="M-143 13864l7651 4649" svg:viewBox="0 0 7652 4650">
          <text:p/>
        </draw:connector>
        <draw:connector draw:style-name="gr14" draw:text-style-name="P11" draw:layer="layout" draw:type="line" svg:x1="9.857cm" svg:y1="15.864cm" svg:x2="9.857cm" svg:y2="16.862cm" draw:start-shape="id32" draw:start-glue-point="2" draw:end-shape="id31" draw:end-glue-point="0" svg:d="M9857 15864v998" svg:viewBox="0 0 1 999">
          <text:p/>
        </draw:connector>
        <draw:connector draw:style-name="gr14" draw:text-style-name="P11" draw:layer="layout" draw:type="line" svg:x1="9.857cm" svg:y1="11.464cm" svg:x2="9.857cm" svg:y2="12.562cm" draw:start-shape="id29" draw:start-glue-point="2" draw:end-shape="id32" draw:end-glue-point="0" svg:d="M9857 11464v1098" svg:viewBox="0 0 1 1099">
          <text:p/>
        </draw:connector>
        <draw:connector draw:style-name="gr14" draw:text-style-name="P11" draw:layer="layout" draw:type="line" svg:x1="18.408cm" svg:y1="11.213cm" svg:x2="12.207cm" svg:y2="14.213cm" draw:start-shape="id33" draw:start-glue-point="3" draw:end-shape="id32" draw:end-glue-point="1" svg:d="M18408 11213l-6201 3000" svg:viewBox="0 0 6202 3001">
          <text:p/>
        </draw:connector>
        <draw:connector draw:style-name="gr14" draw:text-style-name="P11" draw:layer="layout" draw:type="line" svg:x1="18.408cm" svg:y1="6.813cm" svg:x2="12.207cm" svg:y2="9.813cm" draw:start-shape="id34" draw:start-glue-point="3" draw:end-shape="id29" draw:end-glue-point="1" svg:d="M18408 6813l-6201 3000" svg:viewBox="0 0 6202 3001">
          <text:p/>
        </draw:connector>
        <draw:connector draw:style-name="gr14" draw:text-style-name="P11" draw:layer="layout" draw:type="line" svg:x1="20.757cm" svg:y1="8.464cm" svg:x2="20.757cm" svg:y2="9.562cm" draw:start-shape="id34" draw:start-glue-point="2" draw:end-shape="id33" draw:end-glue-point="0" svg:d="M20757 8464v1098" svg:viewBox="0 0 1 1099">
          <text:p/>
        </draw:connector>
      </draw:page>
      <draw:page draw:name="page4" draw:style-name="dp1" draw:master-page-name="Default">
        <draw:custom-shape draw:style-name="gr15" draw:text-style-name="P13" draw:layer="layout" svg:width="1.778cm" svg:height="1.778cm" svg:x="2.44cm" svg:y="2.47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778cm" svg:height="1.778cm" svg:x="4.218cm" svg:y="2.475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.778cm" svg:height="1.778cm" svg:x="5.996cm" svg:y="2.47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778cm" svg:height="1.778cm" svg:x="7.774cm" svg:y="2.4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778cm" svg:height="1.778cm" svg:x="2.44cm" svg:y="4.2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778cm" svg:height="1.778cm" svg:x="4.218cm" svg:y="4.228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.778cm" svg:height="1.778cm" svg:x="5.996cm" svg:y="4.228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778cm" svg:height="1.778cm" svg:x="7.774cm" svg:y="4.228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43cm" svg:y="2.475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43cm" svg:y="4.22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2.44cm" svg:y="1.078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4.218cm" svg:y="1.078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5.996cm" svg:y="1.078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7.774cm" svg:y="1.078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.44cm" svg:y1="2.475cm" svg:x2="1.043cm" svg:y2="1.078cm">
          <text:p/>
        </draw:line>
        <draw:frame draw:style-name="gr20" draw:text-style-name="P16" draw:layer="layout" svg:width="1.016cm" svg:height="1.09cm" svg:x="0.916cm" svg:y="1.586cm">
          <draw:text-box>
            <text:p text:style-name="P15">c</text:p>
          </draw:text-box>
        </draw:frame>
        <draw:frame draw:style-name="gr21" draw:text-style-name="P16" draw:layer="layout" svg:width="1.278cm" svg:height="1.09cm" svg:x="1.316cm" svg:y="0.786cm">
          <draw:text-box>
            <text:p text:style-name="P15">ab</text:p>
          </draw:text-box>
        </draw:frame>
        <draw:line draw:style-name="gr22" draw:text-style-name="P14" draw:layer="layout" svg:x1="4.2cm" svg:y1="1cm" svg:x2="4.2cm" svg:y2="7.35cm">
          <text:p/>
        </draw:line>
        <draw:custom-shape draw:style-name="gr23" draw:text-style-name="P17" draw:layer="layout" svg:width="3.429cm" svg:height="1.651cm" svg:x="6.05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4" draw:layer="layout" svg:x1="7.775cm" svg:y1="1cm" svg:x2="7.775cm" svg:y2="7.35cm">
          <text:p/>
        </draw:line>
        <draw:custom-shape draw:style-name="gr24" draw:text-style-name="P17" draw:layer="layout" svg:width="3.429cm" svg:height="1.651cm" svg:x="2.499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.778cm" svg:height="1.778cm" svg:x="2.454cm" svg:y="9.496cm">
          <text:p text:style-name="P12"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232cm" svg:y="9.496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01cm" svg:y="9.496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7.788cm" svg:y="9.4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2.454cm" svg:y="11.24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232cm" svg:y="11.249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01cm" svg:y="11.249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788cm" svg:y="11.249cm">
          <text:p text:style-name="P12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57cm" svg:y="9.496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57cm" svg:y="11.24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2.454cm" svg:y="8.099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4.232cm" svg:y="8.099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6.01cm" svg:y="8.099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7.788cm" svg:y="8.099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.454cm" svg:y1="9.496cm" svg:x2="1.057cm" svg:y2="8.099cm">
          <text:p/>
        </draw:line>
        <draw:frame draw:style-name="gr20" draw:text-style-name="P16" draw:layer="layout" svg:width="1.016cm" svg:height="1.09cm" svg:x="0.93cm" svg:y="8.607cm">
          <draw:text-box>
            <text:p text:style-name="P15">c</text:p>
          </draw:text-box>
        </draw:frame>
        <draw:frame draw:style-name="gr21" draw:text-style-name="P16" draw:layer="layout" svg:width="1.278cm" svg:height="1.09cm" svg:x="1.33cm" svg:y="7.807cm">
          <draw:text-box>
            <text:p text:style-name="P15">ab</text:p>
          </draw:text-box>
        </draw:frame>
        <draw:custom-shape draw:style-name="gr24" draw:text-style-name="P17" draw:layer="layout" svg:width="3.429cm" svg:height="1.651cm" draw:transform="rotate (1.5707963267949) translate (6.058cm 12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3.429cm" svg:height="1.651cm" svg:x="4.277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.778cm" svg:height="1.778cm" svg:x="2.468cm" svg:y="15.5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246cm" svg:y="15.51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024cm" svg:y="15.51cm">
          <text:p text:style-name="P12"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802cm" svg:y="15.5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2.468cm" svg:y="17.263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246cm" svg:y="17.263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024cm" svg:y="17.263cm">
          <text:p text:style-name="P12"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802cm" svg:y="17.263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71cm" svg:y="15.51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071cm" svg:y="17.263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2.468cm" svg:y="14.113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4.246cm" svg:y="14.113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6.024cm" svg:y="14.113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7.802cm" svg:y="14.113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.468cm" svg:y1="15.51cm" svg:x2="1.071cm" svg:y2="14.113cm">
          <text:p/>
        </draw:line>
        <draw:frame draw:style-name="gr20" draw:text-style-name="P16" draw:layer="layout" svg:width="1.016cm" svg:height="1.09cm" svg:x="0.944cm" svg:y="14.621cm">
          <draw:text-box>
            <text:p text:style-name="P15">c</text:p>
          </draw:text-box>
        </draw:frame>
        <draw:frame draw:style-name="gr21" draw:text-style-name="P16" draw:layer="layout" svg:width="1.278cm" svg:height="1.09cm" svg:x="1.344cm" svg:y="13.821cm">
          <draw:text-box>
            <text:p text:style-name="P15">ab</text:p>
          </draw:text-box>
        </draw:frame>
        <draw:custom-shape draw:style-name="gr24" draw:text-style-name="P17" draw:layer="layout" svg:width="3.429cm" svg:height="1.651cm" svg:x="2.524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1" draw:layer="layout" svg:width="7.311cm" svg:height="4.507cm" draw:transform="skewX (0.806865713196978) rotate (-0.524122374373898) translate (2.27cm 14.716cm)" svg:viewBox="0 0 7312 4508" svg:d="M0 0c4953 2 7312 4508 7312 4508">
          <text:p/>
        </draw:path>
        <draw:path draw:style-name="gr27" draw:text-style-name="P11" draw:layer="layout" svg:width="7.311cm" svg:height="4.507cm" draw:transform="skewX (-0.806865713196978) rotate (0.524296907299097) translate (3.44414741733781cm 18.3774365636848cm)" svg:viewBox="0 0 7312 4508" svg:d="M7312 0c-4952 1-7312 4508-7312 4508">
          <text:p/>
        </draw:path>
        <draw:custom-shape draw:style-name="gr25" draw:text-style-name="P13" draw:layer="layout" svg:width="1.778cm" svg:height="1.778cm" svg:x="12.461cm" svg:y="2.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39cm" svg:y="2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17cm" svg:y="2.5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795cm" svg:y="2.5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461cm" svg:y="4.2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39cm" svg:y="4.263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17cm" svg:y="4.263cm">
          <text:p text:style-name="P12"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795cm" svg:y="4.2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65cm" svg:y="2.51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65cm" svg:y="4.263cm">
          <text:p text:style-name="P12">0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2.461cm" svg:y="1.113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4.239cm" svg:y="1.113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16.017cm" svg:y="1.113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7.795cm" svg:y="1.113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468cm" svg:y1="2.51cm" svg:x2="11.071cm" svg:y2="1.113cm">
          <text:p/>
        </draw:line>
        <draw:frame draw:style-name="gr28" draw:text-style-name="P16" draw:layer="layout" svg:width="1.308cm" svg:height="1.09cm" svg:x="10.752cm" svg:y="1.521cm">
          <draw:text-box>
            <text:p text:style-name="P15">cd</text:p>
          </draw:text-box>
        </draw:frame>
        <draw:frame draw:style-name="gr21" draw:text-style-name="P16" draw:layer="layout" svg:width="1.278cm" svg:height="1.09cm" svg:x="11.344cm" svg:y="0.821cm">
          <draw:text-box>
            <text:p text:style-name="P15">ab</text:p>
          </draw:text-box>
        </draw:frame>
        <draw:custom-shape draw:style-name="gr25" draw:text-style-name="P13" draw:layer="layout" svg:width="1.778cm" svg:height="1.778cm" svg:x="12.461cm" svg:y="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39cm" svg:y="6.011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17cm" svg:y="6.01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7.795cm" svg:y="6.0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461cm" svg:y="7.7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39cm" svg:y="7.764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17cm" svg:y="7.764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795cm" svg:y="7.764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65cm" svg:y="6.011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65cm" svg:y="7.764cm">
          <text:p text:style-name="P12">10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3.429cm" svg:height="1.651cm" svg:x="16.05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3.429cm" svg:height="1.651cm" draw:transform="rotate (1.5707963267949) translate (16.058cm 9.4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4.255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7.855cm" svg:y="7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.429cm" svg:height="1.651cm" svg:x="14.255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1" draw:text-style-name="P11" draw:layer="layout" svg:width="2.594cm" svg:height="1.5cm" draw:transform="rotate (1.46014245221846) translate (15.986cm 10.398cm)" svg:viewBox="0 0 2595 1501" svg:d="M0 0c2300 0 2496 617 2496 617l99 884">
            <text:p/>
          </draw:path>
          <draw:path draw:style-name="gr31" draw:text-style-name="P11" draw:layer="layout" svg:width="2.593cm" svg:height="1.5cm" draw:transform="rotate (-1.46031698514366) translate (19.2779637511234cm 7.82049491078524cm)" svg:viewBox="0 0 2594 1501" svg:d="M2594 0c-2300 0-2496 618-2496 618l-98 883">
            <text:p/>
          </draw:path>
        </draw:g>
        <draw:g>
          <draw:path draw:style-name="gr31" draw:text-style-name="P11" draw:layer="layout" svg:width="2.593cm" svg:height="1.5cm" draw:transform="rotate (1.68127566844614) translate (16.3770362488766cm 4.21350508921476cm)" svg:viewBox="0 0 2594 1501" svg:d="M2594 0c-2300 0-2496 618-2496 618l-98 883">
            <text:p/>
          </draw:path>
          <draw:path draw:style-name="gr31" draw:text-style-name="P11" draw:layer="layout" svg:width="2.593cm" svg:height="1.5cm" draw:transform="rotate (-1.68127566844614) translate (19.669cm 1.634cm)" svg:viewBox="0 0 2594 1501" svg:d="M0 0c2300 0 2496 618 2496 618l98 883">
            <text:p/>
          </draw:path>
        </draw:g>
        <draw:path draw:style-name="gr27" draw:text-style-name="P11" draw:layer="layout" svg:width="9.008cm" svg:height="2.193cm" draw:transform="skewX (-1.32016704620851) rotate (-1.39765966499706) translate (16.4438839247691cm 1.65075547828885cm)" svg:viewBox="0 0 9009 2194" svg:d="M9009 0c-6102 1-9009 2194-9009 2194">
          <text:p/>
        </draw:path>
        <draw:path draw:style-name="gr27" draw:text-style-name="P11" draw:layer="layout" svg:width="9.021cm" svg:height="2.193cm" draw:transform="skewX (1.32051611205891) rotate (-1.74375845566754) translate (17.9969556194974cm 1.6405663331737cm)" svg:viewBox="0 0 9022 2194" svg:d="M0 0c6106 2 9022 2194 9022 2194">
          <text:p/>
        </draw:path>
        <draw:custom-shape draw:style-name="gr32" draw:text-style-name="P17" draw:layer="layout" svg:width="3.048cm" svg:height="1.397cm" svg:x="16.2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3.048cm" svg:height="1.397cm" draw:transform="rotate (1.5707963267949) translate (16.189cm 9.2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.778cm" svg:height="1.778cm" svg:x="12.482cm" svg:y="13.5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6cm" svg:y="13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38cm" svg:y="13.531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16cm" svg:y="13.531cm">
          <text:p text:style-name="P12"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482cm" svg:y="15.28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6cm" svg:y="15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38cm" svg:y="15.284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16cm" svg:y="15.2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86cm" svg:y="13.531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86cm" svg:y="15.284cm">
          <text:p text:style-name="P12">0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2.482cm" svg:y="12.134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4.26cm" svg:y="12.134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16.038cm" svg:y="12.134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7.816cm" svg:y="12.134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489cm" svg:y1="13.531cm" svg:x2="11.092cm" svg:y2="12.134cm">
          <text:p/>
        </draw:line>
        <draw:frame draw:style-name="gr28" draw:text-style-name="P16" draw:layer="layout" svg:width="1.308cm" svg:height="1.09cm" svg:x="10.773cm" svg:y="12.542cm">
          <draw:text-box>
            <text:p text:style-name="P15">cd</text:p>
          </draw:text-box>
        </draw:frame>
        <draw:frame draw:style-name="gr21" draw:text-style-name="P16" draw:layer="layout" svg:width="1.278cm" svg:height="1.09cm" svg:x="11.365cm" svg:y="11.842cm">
          <draw:text-box>
            <text:p text:style-name="P15">ab</text:p>
          </draw:text-box>
        </draw:frame>
        <draw:custom-shape draw:style-name="gr25" draw:text-style-name="P13" draw:layer="layout" svg:width="1.778cm" svg:height="1.778cm" svg:x="12.482cm" svg:y="17.032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6cm" svg:y="17.032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38cm" svg:y="17.032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16cm" svg:y="17.032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482cm" svg:y="18.7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6cm" svg:y="18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38cm" svg:y="18.78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16cm" svg:y="18.785cm">
          <text:p text:style-name="P12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86cm" svg:y="17.032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086cm" svg:y="18.785cm">
          <text:p text:style-name="P12">10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.709cm" svg:height="1.651cm" svg:x="16.076cm" svg:y="1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6.076cm" svg:y="1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7.876cm" svg:y="1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4.276cm" svg:y="1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2.476cm" svg:y="1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6.076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1.709cm" svg:height="1.651cm" svg:x="16.076cm" svg:y="1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3" draw:text-style-name="P11" draw:layer="layout" svg:width="2.594cm" svg:height="1.5cm" draw:transform="rotate (1.46014245221846) translate (12.486cm 21.398cm)" svg:viewBox="0 0 2595 1501" svg:d="M0 0c2300 0 2496 617 2496 617l99 884">
            <text:p/>
          </draw:path>
          <draw:path draw:style-name="gr33" draw:text-style-name="P11" draw:layer="layout" svg:width="2.593cm" svg:height="1.5cm" draw:transform="rotate (-1.46031698514366) translate (15.7779637511234cm 18.8204949107852cm)" svg:viewBox="0 0 2594 1501" svg:d="M2594 0c-2300 0-2496 618-2496 618l-98 883">
            <text:p/>
          </draw:path>
        </draw:g>
        <draw:g>
          <draw:path draw:style-name="gr33" draw:text-style-name="P11" draw:layer="layout" svg:width="2.593cm" svg:height="1.5cm" draw:transform="rotate (1.68127566844614) translate (12.7720362488766cm 15.2645050892148cm)" svg:viewBox="0 0 2594 1501" svg:d="M2594 0c-2300 0-2496 618-2496 618l-98 883">
            <text:p/>
          </draw:path>
          <draw:path draw:style-name="gr33" draw:text-style-name="P11" draw:layer="layout" svg:width="2.593cm" svg:height="1.5cm" draw:transform="rotate (-1.68127566844614) translate (16.064cm 12.685cm)" svg:viewBox="0 0 2594 1501" svg:d="M0 0c2300 0 2496 618 2496 618l98 883">
            <text:p/>
          </draw:path>
        </draw:g>
        <draw:custom-shape draw:style-name="gr34" draw:text-style-name="P17" draw:layer="layout" svg:width="3.51cm" svg:height="3.457cm" svg:x="12.476cm" svg:y="1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5" draw:text-style-name="P11" draw:layer="layout" svg:width="2.593cm" svg:height="1.5cm" draw:transform="rotate (-3.04385421547811) translate (14.2501022023775cm 16.7705998468916cm)" svg:viewBox="0 0 2594 1501" svg:d="M2594 0c-2300 0-2496 618-2496 618l-98 883">
            <text:p/>
          </draw:path>
          <draw:path draw:style-name="gr35" draw:text-style-name="P11" draw:layer="layout" svg:width="2.593cm" svg:height="1.5cm" draw:transform="rotate (-0.1232202451908) translate (11.7127479345214cm 13.4460389490604cm)" svg:viewBox="0 0 2594 1501" svg:d="M0 0c2300 0 2496 618 2496 618l98 883">
            <text:p/>
          </draw:path>
        </draw:g>
        <draw:g>
          <draw:path draw:style-name="gr35" draw:text-style-name="P11" draw:layer="layout" svg:width="2.594cm" svg:height="1.5cm" draw:transform="rotate (3.04367968255291) translate (20.4138378661576cm 17.0237612840632cm)" svg:viewBox="0 0 2595 1501" svg:d="M0 0c2300 0 2496 617 2496 617l99 884">
            <text:p/>
          </draw:path>
          <draw:path draw:style-name="gr35" draw:text-style-name="P11" draw:layer="layout" svg:width="2.593cm" svg:height="1.5cm" draw:transform="rotate (0.1232202451908) translate (17.7946005202595cm 13.7649035778276cm)" svg:viewBox="0 0 2594 1501" svg:d="M2594 0c-2300 0-2496 618-2496 618l-98 883">
            <text:p/>
          </draw:path>
        </draw:g>
        <draw:custom-shape draw:style-name="gr36" draw:text-style-name="P17" draw:layer="layout" svg:width="1.709cm" svg:height="1.651cm" svg:x="14.276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1.709cm" svg:height="1.651cm" svg:x="14.276cm" svg:y="1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1.709cm" svg:height="1.651cm" svg:x="17.876cm" svg:y="1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1.709cm" svg:height="1.651cm" svg:x="17.876cm" svg:y="1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7" draw:layer="layout" svg:width="7.066cm" svg:height="1.651cm" svg:x="12.476cm" svg:y="1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1.709cm" svg:height="7.013cm" svg:x="16.076cm" svg:y="1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1" draw:layer="layout" svg:width="2.413cm" svg:height="2.539cm" draw:transform="rotate (1.5707963267949) translate (11.541cm 21.374cm)" svg:viewBox="0 0 2414 2540" svg:d="M0 2540c2540 0 2413-762 2413-762v-1778">
          <text:p/>
        </draw:path>
        <draw:path draw:style-name="gr39" draw:text-style-name="P11" draw:layer="layout" svg:width="2.413cm" svg:height="2.539cm" draw:transform="rotate (-1.5707963267949) translate (20.481cm 18.9599504132231cm)" svg:viewBox="0 0 2414 2540" svg:d="M2414 2540c-2540 0-2413-762-2413-762v-1778">
          <text:p/>
        </draw:path>
        <draw:path draw:style-name="gr39" draw:text-style-name="P11" draw:layer="layout" svg:width="2.413cm" svg:height="2.539cm" draw:transform="rotate (-1.5707963267949) translate (20.481cm 12.76cm)" svg:viewBox="0 0 2414 2540" svg:d="M0 2540c2540 0 2413-762 2413-762v-1778">
          <text:p/>
        </draw:path>
        <draw:path draw:style-name="gr39" draw:text-style-name="P11" draw:layer="layout" svg:width="2.413cm" svg:height="2.539cm" draw:transform="rotate (1.5707963267949) translate (11.641cm 15.1740495867769cm)" svg:viewBox="0 0 2414 2540" svg:d="M2414 2540c-2540 0-2413-762-2413-762v-1778">
          <text:p/>
        </draw:path>
        <draw:custom-shape draw:style-name="gr25" draw:text-style-name="P13" draw:layer="layout" svg:width="1.778cm" svg:height="1.778cm" svg:x="12.503cm" svg:y="23.5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81cm" svg:y="23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59cm" svg:y="23.552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37cm" svg:y="23.5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503cm" svg:y="25.3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81cm" svg:y="25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59cm" svg:y="25.30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37cm" svg:y="25.3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107cm" svg:y="23.552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107cm" svg:y="25.305cm">
          <text:p text:style-name="P12">0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2.503cm" svg:y="22.155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4.281cm" svg:y="22.155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16.059cm" svg:y="22.155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17.837cm" svg:y="22.155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12.51cm" svg:y1="23.552cm" svg:x2="11.113cm" svg:y2="22.155cm">
          <text:p/>
        </draw:line>
        <draw:frame draw:style-name="gr28" draw:text-style-name="P16" draw:layer="layout" svg:width="1.308cm" svg:height="1.09cm" svg:x="10.794cm" svg:y="22.563cm">
          <draw:text-box>
            <text:p text:style-name="P15">cd</text:p>
          </draw:text-box>
        </draw:frame>
        <draw:frame draw:style-name="gr21" draw:text-style-name="P16" draw:layer="layout" svg:width="1.278cm" svg:height="1.09cm" svg:x="11.386cm" svg:y="21.863cm">
          <draw:text-box>
            <text:p text:style-name="P15">ab</text:p>
          </draw:text-box>
        </draw:frame>
        <draw:custom-shape draw:style-name="gr25" draw:text-style-name="P13" draw:layer="layout" svg:width="1.778cm" svg:height="1.778cm" svg:x="12.503cm" svg:y="27.053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81cm" svg:y="27.053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59cm" svg:y="27.053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37cm" svg:y="27.053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12.503cm" svg:y="28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4.281cm" svg:y="28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16.059cm" svg:y="28.806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17.837cm" svg:y="28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107cm" svg:y="27.053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1.107cm" svg:y="28.806cm">
          <text:p text:style-name="P12">10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709cm" svg:height="1.651cm" svg:x="16.097cm" svg:y="28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17.897cm" svg:y="2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14.297cm" svg:y="2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16.097cm" svg:y="25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7.066cm" svg:height="1.651cm" svg:x="12.497cm" svg:y="2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1.709cm" svg:height="7.013cm" svg:x="16.097cm" svg:y="23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5" draw:text-style-name="P13" draw:layer="layout" svg:width="1.778cm" svg:height="1.778cm" svg:x="2.62cm" svg:y="2.6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398cm" svg:y="2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76cm" svg:y="2.60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54cm" svg:y="2.60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2.62cm" svg:y="4.3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398cm" svg:y="4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76cm" svg:y="4.358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54cm" svg:y="4.3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24cm" svg:y="2.605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24cm" svg:y="4.358cm">
          <text:p text:style-name="P12">0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2.62cm" svg:y="1.208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4.398cm" svg:y="1.208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6.176cm" svg:y="1.208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7.954cm" svg:y="1.208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.627cm" svg:y1="2.605cm" svg:x2="1.23cm" svg:y2="1.208cm">
          <text:p/>
        </draw:line>
        <draw:frame draw:style-name="gr28" draw:text-style-name="P16" draw:layer="layout" svg:width="1.308cm" svg:height="1.09cm" svg:x="0.911cm" svg:y="1.616cm">
          <draw:text-box>
            <text:p text:style-name="P15">cd</text:p>
          </draw:text-box>
        </draw:frame>
        <draw:frame draw:style-name="gr21" draw:text-style-name="P16" draw:layer="layout" svg:width="1.278cm" svg:height="1.09cm" svg:x="1.503cm" svg:y="0.916cm">
          <draw:text-box>
            <text:p text:style-name="P15">ab</text:p>
          </draw:text-box>
        </draw:frame>
        <draw:custom-shape draw:style-name="gr25" draw:text-style-name="P13" draw:layer="layout" svg:width="1.778cm" svg:height="1.778cm" svg:x="2.62cm" svg:y="6.106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398cm" svg:y="6.106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76cm" svg:y="6.106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54cm" svg:y="6.106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2.62cm" svg:y="7.8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398cm" svg:y="7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76cm" svg:y="7.859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54cm" svg:y="7.8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24cm" svg:y="6.106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24cm" svg:y="7.859cm">
          <text:p text:style-name="P12">10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1.709cm" svg:height="1.651cm" svg:x="2.614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6.214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2.714cm" svg:y="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709cm" svg:height="1.651cm" svg:x="6.214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7.066cm" svg:height="1.651cm" svg:x="2.614cm" svg:y="6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1.709cm" svg:height="7.013cm" svg:x="6.214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2.614cm" svg:y="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4.414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8.014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.778cm" svg:height="1.778cm" svg:x="2.637cm" svg:y="12.6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415cm" svg:y="12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93cm" svg:y="12.624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71cm" svg:y="12.6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2.637cm" svg:y="14.3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415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93cm" svg:y="14.377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71cm" svg:y="14.37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41cm" svg:y="12.624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41cm" svg:y="14.377cm">
          <text:p text:style-name="P12">0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2.637cm" svg:y="11.227cm">
          <text:p text:style-name="P12">00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4.415cm" svg:y="11.227cm">
          <text:p text:style-name="P12">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778cm" svg:height="1.375cm" svg:x="6.193cm" svg:y="11.227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78cm" svg:height="1.375cm" svg:x="7.971cm" svg:y="11.227cm">
          <text:p text:style-name="P12">10</text:p>
          <draw:enhanced-geometry svg:viewBox="0 0 21600 21600" draw:type="rectangle" draw:enhanced-path="M 0 0 L 21600 0 21600 21600 0 21600 0 0 Z N"/>
        </draw:custom-shape>
        <draw:line draw:style-name="gr19" draw:text-style-name="P14" draw:layer="layout" svg:x1="2.644cm" svg:y1="12.624cm" svg:x2="1.247cm" svg:y2="11.227cm">
          <text:p/>
        </draw:line>
        <draw:frame draw:style-name="gr28" draw:text-style-name="P16" draw:layer="layout" svg:width="1.308cm" svg:height="1.09cm" svg:x="0.928cm" svg:y="11.635cm">
          <draw:text-box>
            <text:p text:style-name="P15">cd</text:p>
          </draw:text-box>
        </draw:frame>
        <draw:frame draw:style-name="gr21" draw:text-style-name="P16" draw:layer="layout" svg:width="1.278cm" svg:height="1.09cm" svg:x="1.52cm" svg:y="10.935cm">
          <draw:text-box>
            <text:p text:style-name="P15">ab</text:p>
          </draw:text-box>
        </draw:frame>
        <draw:custom-shape draw:style-name="gr25" draw:text-style-name="P13" draw:layer="layout" svg:width="1.778cm" svg:height="1.778cm" svg:x="2.637cm" svg:y="16.12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415cm" svg:y="16.125cm">
          <text:p text:style-name="P12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93cm" svg:y="16.12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71cm" svg:y="16.125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778cm" svg:height="1.778cm" svg:x="2.637cm" svg:y="17.8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4.415cm" svg:y="17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draw:layer="layout" svg:width="1.778cm" svg:height="1.778cm" svg:x="6.193cm" svg:y="17.878cm">
          <text:p text:style-name="P12">t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.778cm" svg:height="1.778cm" svg:x="7.971cm" svg:y="17.8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41cm" svg:y="16.125cm">
          <text:p text:style-name="P12">1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375cm" svg:height="1.778cm" svg:x="1.241cm" svg:y="17.878cm">
          <text:p text:style-name="P12">10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1.709cm" svg:height="1.651cm" svg:x="4.431cm" svg:y="1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7.066cm" svg:height="1.651cm" svg:x="2.631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draw:layer="layout" svg:width="1.709cm" svg:height="7.013cm" svg:x="6.231cm" svg:y="12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8.031cm" svg:y="17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4.431cm" svg:y="1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7" draw:layer="layout" svg:width="1.709cm" svg:height="1.651cm" svg:x="8.031cm" svg:y="1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44" draw:text-style-name="P19" xml:id="id37" draw:id="id37" draw:layer="layout" svg:width="2.413cm" svg:height="2.921cm" svg:x="-2.746cm" svg:y="3.921cm">
          <text:p text:style-name="P18">For</text:p>
          <text:p text:style-name="P18">Each</text:p>
          <text:p text:style-name="P18">Term</text:p>
          <draw:enhanced-geometry svg:viewBox="0 0 21600 21600" draw:type="rectangle" draw:enhanced-path="M 0 0 L 21600 0 21600 21600 0 21600 0 0 Z N"/>
        </draw:custom-shape>
        <draw:custom-shape draw:style-name="gr45" draw:text-style-name="P19" xml:id="id35" draw:id="id35" draw:layer="layout" svg:width="4.318cm" svg:height="3.302cm" svg:x="1.445cm" svg:y="3.73cm">
          <text:p text:style-name="P18">MUTP</text:p>
          <text:p text:style-name="P18">Feasible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xml:id="id36" draw:id="id36" draw:layer="layout" svg:width="4.572cm" svg:height="1.778cm" svg:x="1.318cm" svg:y="7.985cm">
          <text:p text:style-name="P18">Test Set =<text:line-break/>MUTP + NFP</text:p>
          <draw:enhanced-geometry svg:viewBox="0 0 21600 21600" draw:type="rectangle" draw:enhanced-path="M 0 0 L 21600 0 21600 21600 0 21600 0 0 Z N"/>
        </draw:custom-shape>
        <draw:connector draw:style-name="gr47" draw:text-style-name="P20" draw:layer="layout" draw:type="line" svg:x1="3.604cm" svg:y1="7.032cm" svg:x2="3.604cm" svg:y2="7.985cm" draw:start-shape="id35" draw:start-glue-point="8" draw:end-shape="id36" draw:end-glue-point="0" svg:d="M3604 7032v953" svg:viewBox="0 0 1 954">
          <text:p/>
        </draw:connector>
        <draw:connector draw:style-name="gr48" draw:text-style-name="P20" draw:layer="layout" draw:type="line" svg:x1="-0.333cm" svg:y1="5.381cm" svg:x2="1.445cm" svg:y2="5.381cm" draw:start-shape="id37" draw:start-glue-point="1" draw:end-shape="id35" draw:end-glue-point="6" svg:d="M-333 5381h1778" svg:viewBox="0 0 1779 1">
          <text:p/>
        </draw:connector>
        <draw:custom-shape draw:style-name="gr49" draw:text-style-name="P19" xml:id="id38" draw:id="id38" draw:layer="layout" svg:width="2.413cm" svg:height="3.937cm" svg:x="7.254cm" svg:y="3.413cm">
          <text:p text:style-name="P18">For</text:p>
          <text:p text:style-name="P18">Each</text:p>
          <text:p text:style-name="P18">Literal</text:p>
          <text:p text:style-name="P18">In</text:p>
          <text:p text:style-name="P18">Term</text:p>
          <draw:enhanced-geometry svg:viewBox="0 0 21600 21600" draw:type="rectangle" draw:enhanced-path="M 0 0 L 21600 0 21600 21600 0 21600 0 0 Z N"/>
        </draw:custom-shape>
        <draw:custom-shape draw:style-name="gr45" draw:text-style-name="P19" xml:id="id39" draw:id="id39" draw:layer="layout" svg:width="4.318cm" svg:height="3.302cm" svg:x="11.445cm" svg:y="3.73cm">
          <text:p text:style-name="P18">CUTPNFP</text:p>
          <text:p text:style-name="P18">Feasible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xml:id="id40" draw:id="id40" draw:layer="layout" svg:width="4.318cm" svg:height="3.302cm" svg:x="17.447cm" svg:y="3.73cm">
          <text:p text:style-name="P18">MNF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0" draw:layer="layout" draw:type="line" svg:x1="5.763cm" svg:y1="5.381cm" svg:x2="7.254cm" svg:y2="5.381cm" draw:start-shape="id35" draw:start-glue-point="10" draw:end-shape="id38" draw:end-glue-point="3" svg:d="M5763 5381h1491" svg:viewBox="0 0 1492 1">
          <text:p/>
        </draw:connector>
        <draw:connector draw:style-name="gr48" draw:text-style-name="P20" draw:layer="layout" draw:type="line" svg:x1="9.667cm" svg:y1="5.381cm" svg:x2="11.445cm" svg:y2="5.381cm" draw:start-shape="id38" draw:start-glue-point="1" draw:end-shape="id39" svg:d="M9667 5381h1778" svg:viewBox="0 0 1779 1">
          <text:p/>
        </draw:connector>
        <draw:connector draw:style-name="gr50" draw:text-style-name="P20" draw:layer="layout" draw:type="line" svg:x1="15.763cm" svg:y1="5.381cm" svg:x2="17.447cm" svg:y2="5.381cm" draw:start-shape="id39" draw:start-glue-point="10" draw:end-shape="id40" draw:end-glue-point="6" svg:d="M15763 5381h1684" svg:viewBox="0 0 1685 1">
          <text:p/>
        </draw:connector>
        <draw:custom-shape draw:style-name="gr46" draw:text-style-name="P19" xml:id="id41" draw:id="id41" draw:layer="layout" svg:width="4.572cm" svg:height="1.778cm" svg:x="23.018cm" svg:y="4.492cm">
          <text:p text:style-name="P18">Test Set =<text:line-break/>MUTP + NFP</text:p>
          <draw:enhanced-geometry svg:viewBox="0 0 21600 21600" draw:type="rectangle" draw:enhanced-path="M 0 0 L 21600 0 21600 21600 0 21600 0 0 Z N"/>
        </draw:custom-shape>
        <draw:connector draw:style-name="gr48" draw:text-style-name="P20" draw:layer="layout" draw:type="line" svg:x1="21.765cm" svg:y1="5.381cm" svg:x2="23.018cm" svg:y2="5.381cm" draw:start-shape="id40" draw:start-glue-point="10" draw:end-shape="id41" draw:end-glue-point="3" svg:d="M21765 5381h1253" svg:viewBox="0 0 1254 1">
          <text:p/>
        </draw:connector>
        <draw:custom-shape draw:style-name="gr46" draw:text-style-name="P19" xml:id="id42" draw:id="id42" draw:layer="layout" svg:width="4.572cm" svg:height="1.778cm" svg:x="11.318cm" svg:y="7.985cm">
          <text:p text:style-name="P18">Test Set =<text:line-break/>MUTP + NFP</text:p>
          <draw:enhanced-geometry svg:viewBox="0 0 21600 21600" draw:type="rectangle" draw:enhanced-path="M 0 0 L 21600 0 21600 21600 0 21600 0 0 Z N"/>
        </draw:custom-shape>
        <draw:connector draw:style-name="gr47" draw:text-style-name="P20" draw:layer="layout" draw:type="line" svg:x1="13.604cm" svg:y1="7.032cm" svg:x2="13.604cm" svg:y2="7.985cm" draw:start-shape="id39" draw:start-glue-point="8" draw:end-shape="id42" draw:end-glue-point="0" svg:d="M13604 7032v953" svg:viewBox="0 0 1 9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6T22:29:52.976215844</meta:creation-date>
    <dc:date>2020-03-17T02:01:51.365130417</dc:date>
    <meta:editing-duration>PT15M46S</meta:editing-duration>
    <meta:editing-cycles>6</meta:editing-cycles>
    <meta:generator>LibreOffice/6.3.5.2$Linux_X86_64 LibreOffice_project/30$Build-2</meta:generator>
    <meta:document-statistic meta:object-count="364"/>
  </office:meta>
</office:document-meta>
</file>